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Courier" svg:font-family="Courier" style:font-family-generic="modern" style:font-pitch="fixed"/>
    <style:font-face style:name="Cumberland AMT" svg:font-family="'Cumberland AMT'" style:font-family-generic="modern" style:font-pitch="fixed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8.687cm" table:align="margins"/>
    </style:style>
    <style:style style:name="Таблица1.A" style:family="table-column">
      <style:table-column-properties style:column-width="3.754cm" style:rel-column-width="13166*"/>
    </style:style>
    <style:style style:name="Таблица1.B" style:family="table-column">
      <style:table-column-properties style:column-width="14.933cm" style:rel-column-width="5236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687cm" fo:break-before="page" table:align="margins"/>
    </style:style>
    <style:style style:name="Таблица2.A" style:family="table-column">
      <style:table-column-properties style:column-width="3.891cm" style:rel-column-width="13649*"/>
    </style:style>
    <style:style style:name="Таблица2.B" style:family="table-column">
      <style:table-column-properties style:column-width="7.161cm" style:rel-column-width="25113*"/>
    </style:style>
    <style:style style:name="Таблица2.C" style:family="table-column">
      <style:table-column-properties style:column-width="7.634cm" style:rel-column-width="26773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A11.1" style:family="table-row">
      <style:table-row-properties style:min-row-height="1.02cm"/>
    </style:style>
    <style:style style:name="Таблица2.A11.2" style:family="table-row">
      <style:table-row-properties style:min-row-height="0.596cm"/>
    </style:style>
    <style:style style:name="Таблица2.A12.1" style:family="table-row">
      <style:table-row-properties style:min-row-height="1.004cm"/>
    </style:style>
    <style:style style:name="Таблица2.A13.1" style:family="table-column">
      <style:table-column-properties style:column-width="0.803cm" style:rel-column-width="2815*"/>
    </style:style>
    <style:style style:name="Таблица2.A13.2" style:family="table-column">
      <style:table-column-properties style:column-width="0.649cm" style:rel-column-width="2276*"/>
    </style:style>
    <style:style style:name="Таблица2.A13.3" style:family="table-column">
      <style:table-column-properties style:column-width="2.439cm" style:rel-column-width="8558*"/>
    </style:style>
    <style:style style:name="Таблица2.A13.3.3.2" style:family="table-row">
      <style:table-row-properties style:min-row-height="1.439cm"/>
    </style:style>
    <style:style style:name="Таблица2.14" style:family="table-row">
      <style:table-row-properties style:keep-together="false" fo:keep-together="always"/>
    </style:style>
    <style:style style:name="Таблица2.A14.1" style:family="table-column">
      <style:table-column-properties style:column-width="0.766cm" style:rel-column-width="2685*"/>
    </style:style>
    <style:style style:name="Таблица2.A14.2" style:family="table-column">
      <style:table-column-properties style:column-width="0.58cm" style:rel-column-width="2035*"/>
    </style:style>
    <style:style style:name="Таблица2.A14.3" style:family="table-column">
      <style:table-column-properties style:column-width="2.545cm" style:rel-column-width="8929*"/>
    </style:style>
    <style:style style:name="Таблица2.A14.1" style:family="table-row">
      <style:table-row-properties style:min-row-height="1.422cm" style:keep-together="false" fo:keep-together="always"/>
    </style:style>
    <style:style style:name="Таблица2.A14.3.3.2" style:family="table-row">
      <style:table-row-properties style:min-row-height="1.432cm" style:keep-together="false" fo:keep-together="always"/>
    </style:style>
    <style:style style:name="Таблица3" style:family="table">
      <style:table-properties style:width="18.687cm" table:align="margins"/>
    </style:style>
    <style:style style:name="Таблица3.A" style:family="table-column">
      <style:table-column-properties style:column-width="3.355cm" style:rel-column-width="11767*"/>
    </style:style>
    <style:style style:name="Таблица3.B" style:family="table-column">
      <style:table-column-properties style:column-width="2.244cm" style:rel-column-width="7869*"/>
    </style:style>
    <style:style style:name="Таблица3.C" style:family="table-column">
      <style:table-column-properties style:column-width="13.088cm" style:rel-column-width="45899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8.687cm" table:align="margins"/>
    </style:style>
    <style:style style:name="Таблица4.A" style:family="table-column">
      <style:table-column-properties style:column-width="3.722cm" style:rel-column-width="13055*"/>
    </style:style>
    <style:style style:name="Таблица4.B" style:family="table-column">
      <style:table-column-properties style:column-width="14.965cm" style:rel-column-width="52480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umberland AMT" fo:font-size="10pt" style:font-size-asian="10pt" style:font-size-complex="10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Preformatted_20_Text">
      <style:text-properties fo:font-size="10pt" style:font-size-asian="10pt" style:font-size-complex="10pt"/>
    </style:style>
    <style:style style:name="P4" style:family="paragraph" style:parent-style-name="Preformatted_20_Text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Preformatted_20_Text">
      <style:text-properties style:font-name="Courier" fo:font-size="10pt" style:font-size-asian="10pt" style:font-size-complex="10pt"/>
    </style:style>
    <style:style style:name="P6" style:family="paragraph" style:parent-style-name="Preformatted_20_Text">
      <style:text-properties style:font-name="Courier" fo:font-size="10pt" fo:font-weight="normal" style:font-size-asian="10pt" style:font-weight-asian="normal" style:font-size-complex="10pt" style:font-weight-complex="normal"/>
    </style:style>
    <style:style style:name="P7" style:family="paragraph" style:parent-style-name="Preformatted_20_Text">
      <style:paragraph-properties fo:margin-left="0cm" fo:margin-right="-0.563cm" fo:text-indent="0cm" style:auto-text-indent="false"/>
      <style:text-properties style:font-name="Courier" fo:font-size="10pt" style:font-size-asian="10pt" style:font-size-complex="10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2">
      <style:text-properties fo:font-size="10pt" style:font-size-asian="10pt" style:font-size-complex="10pt"/>
    </style:style>
    <style:style style:name="P11" style:family="paragraph" style:parent-style-name="Heading_20_1">
      <style:text-properties fo:font-size="10pt" style:font-size-asian="10pt" style:font-size-complex="10pt"/>
    </style:style>
    <style:style style:name="P12" style:family="paragraph" style:parent-style-name="Heading_20_1">
      <style:text-properties fo:font-size="10pt" fo:font-style="italic" style:font-size-asian="10pt" style:font-style-asian="italic" style:font-size-complex="10pt" style:font-style-complex="italic"/>
    </style:style>
    <style:style style:name="P13" style:family="paragraph" style:parent-style-name="Text_20_body">
      <style:text-properties fo:font-size="10pt" fo:font-style="normal" style:font-size-asian="10pt" style:font-style-asian="normal" style:font-size-complex="10pt" style:font-style-complex="normal"/>
    </style:style>
    <style:style style:name="P14" style:family="paragraph" style:parent-style-name="Text_20_body">
      <style:text-properties fo:font-size="10pt" style:font-size-asian="10pt" style:font-size-complex="10pt"/>
    </style:style>
    <style:style style:name="P15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break-before="pag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0pt" style:font-size-asian="10pt" style:font-size-complex="10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0pt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umberland AM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OPSLinux package system</text:p>
      <text:p text:style-name="P18"/>
      <text:p text:style-name="P19">Спецификация формата пакета,</text:p>
      <text:p text:style-name="P19">Спецификация формата индекса репозитория</text:p>
      <text:p text:style-name="P20"/>
      <text:p text:style-name="P20">Версия 1.2 от 15.05.2007</text:p>
      <text:p text:style-name="P19"/>
      <text:h text:style-name="P11" text:outline-level="1">Формат пакета</text:h>
      <text:h text:style-name="P10" text:outline-level="2">Общий вид</text:h>
      <text:list text:style-name="L1">
        <text:list-item>
          <text:p text:style-name="P22">Пакет представляет собой самый обычный <text:span text:style-name="T1">архив формата tar.gz</text:span>, сформированный таким образом, что будучи распакованным в корень файловой системы, все файлы устанавливаемой программы окажутся на своих местах.</text:p>
        </text:list-item>
        <text:list-item>
          <text:p text:style-name="P22">Кроме файлов самой программы, <text:span text:style-name="T1">в корне архива находится папка /install</text:span>, содержащая служебную информацию, необходимую для работы с пакетом: установочные скрипты и техническое описание. При распаковке данная папка игнорируется, так что не следует класть туда ничего кроме служебной информации.</text:p>
        </text:list-item>
        <text:list-item>
          <text:p text:style-name="P22">Имя файла может быть произвольным, <text:span text:style-name="T1">но обязательно должно заканчиваться на .tgz,</text:span> кроме того, <text:s/>для обеспечения совместимости с системой пакетов Slackware, имя должно составляться согласно соответствующим правилам именования, т.е должно иметь вид: имя-версия-архитектура-билд.tgz. <text:span text:style-name="T3">Пример: perl-3.3.8-i486-2.tgz</text:span><text:line-break/>Кроме того, не рекомендуется использовать в именах файлов какие-либо спец-символы (в том числе пробелы).</text:p>
        </text:list-item>
      </text:list>
      <text:p text:style-name="P21"/>
      <text:h text:style-name="P10" text:outline-level="2">Внутренняя структура пакета</text:h>
      <text:h text:style-name="P10" text:outline-level="2">Содержание папки /install</text:h>
      <text:p text:style-name="P14">Папка хранит следующие файлы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Имя файла</text:p>
          </table:table-cell>
          <table:table-cell table:style-name="Таблица1.B1" office:value-type="string">
            <text:p text:style-name="P9">Назначение</text:p>
          </table:table-cell>
        </table:table-row>
        <table:table-row>
          <table:table-cell table:style-name="Таблица1.A2" office:value-type="string">
            <text:p text:style-name="P2">data.xml</text:p>
          </table:table-cell>
          <table:table-cell table:style-name="Таблица1.B2" office:value-type="string">
            <text:p text:style-name="P2">Метаданные пакета: имя, версия, описание, зависимости, и т.д.</text:p>
          </table:table-cell>
        </table:table-row>
        <table:table-row>
          <table:table-cell table:style-name="Таблица1.A2" office:value-type="string">
            <text:p text:style-name="P2">doinst.sh</text:p>
          </table:table-cell>
          <table:table-cell table:style-name="Таблица1.B2" office:value-type="string">
            <text:p text:style-name="P2">скрипт, выполняемый <text:span text:style-name="T3">после установки</text:span></text:p>
          </table:table-cell>
        </table:table-row>
        <table:table-row>
          <table:table-cell table:style-name="Таблица1.A2" office:value-type="string">
            <text:p text:style-name="P2">preinst.sh</text:p>
          </table:table-cell>
          <table:table-cell table:style-name="Таблица1.B2" office:value-type="string">
            <text:p text:style-name="P2">скрипт, выполняемый <text:span text:style-name="T3">перед установкой</text:span></text:p>
          </table:table-cell>
        </table:table-row>
        <table:table-row>
          <table:table-cell table:style-name="Таблица1.A2" office:value-type="string">
            <text:p text:style-name="P2">postremove.sh</text:p>
          </table:table-cell>
          <table:table-cell table:style-name="Таблица1.B2" office:value-type="string">
            <text:p text:style-name="P2">скрипт, выполняемый <text:span text:style-name="T3">после удаления</text:span> пакета</text:p>
          </table:table-cell>
        </table:table-row>
        <table:table-row>
          <table:table-cell table:style-name="Таблица1.A2" office:value-type="string">
            <text:p text:style-name="P2">preremove.sh</text:p>
          </table:table-cell>
          <table:table-cell table:style-name="Таблица1.B2" office:value-type="string">
            <text:p text:style-name="P2">скрипт, выполняемый <text:span text:style-name="T3">перед удалением</text:span> пакета</text:p>
          </table:table-cell>
        </table:table-row>
      </table:table>
      <text:p text:style-name="P14"/>
      <text:p text:style-name="P14">Для того чтобы пакет строго соответствовал спецификации, в нем обязательно должен быть файл data.xml. Установочные скрипты опциональны – если какого-то скрипта нет, он просто будет пропущен.</text:p>
      <text:h text:style-name="P10" text:outline-level="2">Формат файла data.xml</text:h>
      <text:p text:style-name="P15">Файл представляет собой <text:span text:style-name="T1">XML-дерево</text:span>, в соответствующих полях которого записаны необходимые данные.</text:p>
      <text:p text:style-name="P15">Первая строка файла – XML-заголовок: </text:p>
      <text:p text:style-name="P15"><text:tab/><text:span text:style-name="T2">&lt;?xml version="1.0" encoding="utf-8"?&gt;</text:span></text:p>
      <text:p text:style-name="P15">В нем говорится, что файл имеет формат XML версии 1.0 и записан в кодировке utf-8 (то есть в юникоде).</text:p>
      <text:p text:style-name="P15">Далее идут непосредственно данные. XML-формат хранит данные в виде дерева. Элементы дерева будем называть <text:span text:style-name="T1">нодами.</text:span> Ноды представляют собой теги, которые могут иметь параметры. Например: </text:p>
      <text:p text:style-name="P15"><text:tab/><text:span text:style-name="T2">&lt;name&gt; имя_пакета &lt;/name&gt;</text:span> <text:tab/><text:tab/><text:tab/><text:tab/><text:tab/><text:tab/><text:tab/><text:tab/><text:tab/><text:tab/>Нода без параметров</text:p>
      <text:p text:style-name="P15"><text:tab/><text:span text:style-name="T2">&lt;short_description lang="ru"&gt; короткое_описание &lt;/short_description&gt;</text:span><text:tab/>Нода с параметром <text:span text:style-name="T3">lang</text:span>, равным <text:span text:style-name="T3">ru</text:span></text:p>
      <text:p text:style-name="P15">Корневая нода – package. Она содержит следующие ноды: (см. таблицу на следующей странице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9">Имя ноды</text:p>
          </table:table-cell>
          <table:table-cell table:style-name="Таблица2.A1" office:value-type="string">
            <text:p text:style-name="P9">Содержание</text:p>
          </table:table-cell>
          <table:table-cell table:style-name="Таблица2.C1" office:value-type="string">
            <text:p text:style-name="P9">пример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A2" office:value-type="string">
            <text:p text:style-name="P2">имя пакета</text:p>
          </table:table-cell>
          <table:table-cell table:style-name="Таблица2.C2" office:value-type="string">
            <text:p text:style-name="P3">&lt;name&gt;samba&lt;/name&gt;</text:p>
          </table:table-cell>
        </table:table-row>
        <table:table-row>
          <table:table-cell table:style-name="Таблица2.A2" office:value-type="string">
            <text:p text:style-name="P2">version</text:p>
          </table:table-cell>
          <table:table-cell table:style-name="Таблица2.A2" office:value-type="string">
            <text:p text:style-name="P2">версия</text:p>
          </table:table-cell>
          <table:table-cell table:style-name="Таблица2.C2" office:value-type="string">
            <text:p text:style-name="P3">&lt;version&gt;3.0.23c&lt;/version&gt;</text:p>
          </table:table-cell>
        </table:table-row>
        <table:table-row>
          <table:table-cell table:style-name="Таблица2.A2" office:value-type="string">
            <text:p text:style-name="P2">arch</text:p>
          </table:table-cell>
          <table:table-cell table:style-name="Таблица2.A2" office:value-type="string">
            <text:p text:style-name="P2">архитектура</text:p>
          </table:table-cell>
          <table:table-cell table:style-name="Таблица2.C2" office:value-type="string">
            <text:p text:style-name="P3">&lt;arch&gt;i486&lt;/arch&gt;</text:p>
          </table:table-cell>
        </table:table-row>
        <table:table-row>
          <table:table-cell table:style-name="Таблица2.A2" office:value-type="string">
            <text:p text:style-name="P2">build</text:p>
          </table:table-cell>
          <table:table-cell table:style-name="Таблица2.A2" office:value-type="string">
            <text:p text:style-name="P2">билд</text:p>
          </table:table-cell>
          <table:table-cell table:style-name="Таблица2.C2" office:value-type="string">
            <text:p text:style-name="P3">&lt;build&gt;1&lt;/build&gt;</text:p>
          </table:table-cell>
        </table:table-row>
        <table:table-row>
          <table:table-cell table:style-name="Таблица2.A2" office:value-type="string">
            <text:p text:style-name="P2">short_description</text:p>
          </table:table-cell>
          <table:table-cell table:style-name="Таблица2.A2" office:value-type="string">
            <text:p text:style-name="P2">короткое описание (опционально).</text:p>
            <text:p text:style-name="P2">Опциональный параметр lang отвечает за язык (в настящее время не обрабатывается — берется первая запись)</text:p>
          </table:table-cell>
          <table:table-cell table:style-name="Таблица2.C2" office:value-type="string">
            <text:p text:style-name="P1">short_description lang="en"&gt;</text:p>
            <text:p text:style-name="P3"><text:tab/> samba (SMB file and print server)</text:p>
            <text:p text:style-name="P3">&lt;/short_description&gt;</text:p>
          </table:table-cell>
        </table:table-row>
        <table:table-row>
          <table:table-cell table:style-name="Таблица2.A2" office:value-type="string">
            <text:p text:style-name="P2">description</text:p>
          </table:table-cell>
          <table:table-cell table:style-name="Таблица2.A2" office:value-type="string">
            <text:p text:style-name="P2">полное описание (опционально)</text:p>
            <text:p text:style-name="P2">Опциональный параметр lang отвечает за язык (в настящее время не обрабатывается — берется первая запись)</text:p>
          </table:table-cell>
          <table:table-cell table:style-name="Таблица2.C2" office:value-type="string">
            <text:p text:style-name="P3">&lt;description lang="en"&gt;</text:p>
            <text:p text:style-name="P3"><text:tab/><text:tab/>Samba is an SMB file and print server for SMB and CIFS clients. <text:s/>It allows you to make file space or printers on a Samba host available to any PCs running SMB clients (such as PCs running Windows).</text:p>
            <text:p text:style-name="P3">&lt;/description&gt;</text:p>
          </table:table-cell>
        </table:table-row>
        <table:table-row>
          <table:table-cell table:style-name="Таблица2.A2" office:value-type="string">
            <text:p text:style-name="P2">homepage</text:p>
          </table:table-cell>
          <table:table-cell table:style-name="Таблица2.A2" office:value-type="string">
            <text:p text:style-name="P2">Домашняя страница программы</text:p>
          </table:table-cell>
          <table:table-cell table:style-name="Таблица2.C2" office:value-type="string">
            <text:p text:style-name="P3">&lt;homepage&gt;www.samba.org&lt;/homepage&gt;</text:p>
          </table:table-cell>
        </table:table-row>
        <table:table-row>
          <table:table-cell table:style-name="Таблица2.A2" office:value-type="string">
            <text:p text:style-name="P2">changelog</text:p>
          </table:table-cell>
          <table:table-cell table:style-name="Таблица2.A2" office:value-type="string">
            <text:p text:style-name="P2">список изменений (опционально)</text:p>
          </table:table-cell>
          <table:table-cell table:style-name="Таблица2.C2" office:value-type="string">
            <text:p text:style-name="P3">&lt;changelog lang="en"&gt;</text:p>
            <text:p text:style-name="P3"><text:tab/>12.01.2007</text:p>
            <text:p text:style-name="P3"><text:tab/><text:tab/>Bugfixes</text:p>
            <text:p text:style-name="P3">&lt;/changelog&gt;</text:p>
          </table:table-cell>
        </table:table-row>
        <table:table-row>
          <table:table-cell>
            <table:table table:is-sub-table="true">
              <table:table-column table:style-name="Таблица2.A"/>
              <table:table-row>
                <table:table-cell table:style-name="Таблица2.A2" office:value-type="string">
                  <text:p text:style-name="P2">tags</text:p>
                </table:table-cell>
              </table:table-row>
              <table:table-row>
                <table:table-cell table:style-name="Таблица2.A2" office:value-type="string">
                  <text:p text:style-name="P2"><text:s text:c="10"/>tag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2">Метки (теги) (опционально)</text:p>
                </table:table-cell>
              </table:table-row>
              <table:table-row>
                <table:table-cell table:style-name="Таблица2.A2" office:value-type="string">
                  <text:p text:style-name="P2"><text:s text:c="2"/>Имя метки</text:p>
                </table:table-cell>
              </table:table-row>
            </table:table>
          </table:table-cell>
          <table:table-cell table:style-name="Таблица2.C2" office:value-type="string">
            <text:p text:style-name="P3">&lt;tags&gt;</text:p>
            <text:p text:style-name="P3"><text:tab/>&lt;tag&gt;<text:tab/>windows&lt;/tag&gt;</text:p>
            <text:p text:style-name="P3"><text:tab/>&lt;tag&gt;server&lt;/tag&gt;</text:p>
            <text:p text:style-name="P3">&lt;/tags&gt;</text:p>
          </table:table-cell>
        </table:table-row>
        <table:table-row>
          <table:table-cell>
            <table:table table:is-sub-table="true">
              <table:table-column table:style-name="Таблица2.A"/>
              <table:table-row table:style-name="Таблица2.A11.1">
                <table:table-cell table:style-name="Таблица2.A2" office:value-type="string">
                  <text:p text:style-name="P2">maintainer</text:p>
                </table:table-cell>
              </table:table-row>
              <table:table-row table:style-name="Таблица2.A11.2">
                <table:table-cell table:style-name="Таблица2.A2" office:value-type="string">
                  <text:p text:style-name="P2"><text:s text:c="9"/>name</text:p>
                </table:table-cell>
              </table:table-row>
              <table:table-row>
                <table:table-cell table:style-name="Таблица2.A2" office:value-type="string">
                  <text:p text:style-name="P2"><text:s text:c="9"/>email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2">Информация о сборщике пакета: (опционально)</text:p>
                </table:table-cell>
              </table:table-row>
              <table:table-row>
                <table:table-cell table:style-name="Таблица2.A2" office:value-type="string">
                  <text:p text:style-name="P2"><text:s text:c="2"/>Имя</text:p>
                </table:table-cell>
              </table:table-row>
              <table:table-row>
                <table:table-cell table:style-name="Таблица2.A2" office:value-type="string">
                  <text:p text:style-name="P2"><text:s text:c="2"/>Адрес e-mail</text:p>
                </table:table-cell>
              </table:table-row>
            </table:table>
          </table:table-cell>
          <table:table-cell table:style-name="Таблица2.C2" office:value-type="string">
            <text:p text:style-name="P3">&lt;maintainer&gt;</text:p>
            <text:p text:style-name="P3"><text:tab/>&lt;name&gt;</text:p>
            <text:p text:style-name="P3"><text:s text:c="10"/>AiX</text:p>
            <text:p text:style-name="P3"><text:s text:c="6"/>&lt;/name&gt;</text:p>
            <text:p text:style-name="P3"><text:s text:c="6"/>&lt;email&gt;</text:p>
            <text:p text:style-name="P3"><text:s text:c="9"/>i27249@gmail.com <text:s text:c="2"/></text:p>
            <text:p text:style-name="P3"><text:s text:c="6"/>&lt;/email&gt;</text:p>
            <text:p text:style-name="P3">&lt;/maintainer&gt;</text:p>
          </table:table-cell>
        </table:table-row>
        <table:table-row>
          <table:table-cell>
            <table:table table:is-sub-table="true">
              <table:table-column table:style-name="Таблица2.A"/>
              <table:table-row table:style-name="Таблица2.A12.1">
                <table:table-cell table:style-name="Таблица2.A2" office:value-type="string">
                  <text:p text:style-name="P2">configfiles</text:p>
                </table:table-cell>
              </table:table-row>
              <table:table-row>
                <table:table-cell table:style-name="Таблица2.A2" office:value-type="string">
                  <text:p text:style-name="P2"><text:s text:c="9"/>conffile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2">Список конфигурационных файлов пакета: (опционально)</text:p>
                </table:table-cell>
              </table:table-row>
              <table:table-row>
                <table:table-cell table:style-name="Таблица2.A2" office:value-type="string">
                  <text:p text:style-name="P2"><text:s text:c="2"/>Имя файла</text:p>
                </table:table-cell>
              </table:table-row>
            </table:table>
          </table:table-cell>
          <table:table-cell table:style-name="Таблица2.C2" office:value-type="string">
            <text:p text:style-name="P3">&lt;configfiles&gt;</text:p>
            <text:p text:style-name="P3"><text:tab/>&lt;conffile&gt;</text:p>
            <text:p text:style-name="P3"><text:s text:c="10"/>/etc/rc.d/rc.samba</text:p>
            <text:p text:style-name="P3"><text:s text:c="6"/>&lt;/conffile&gt;</text:p>
            <text:p text:style-name="P3"><text:s text:c="6"/>&lt;conffile&gt;</text:p>
            <text:p text:style-name="P3"><text:s text:c="9"/>/etc/samba/smb.conf</text:p>
            <text:p text:style-name="P3"><text:s text:c="6"/>&lt;/conffile&gt;</text:p>
            <text:p text:style-name="P3">&lt;/configfiles&gt;</text:p>
          </table:table-cell>
        </table:table-row>
        <table:table-row>
          <table:table-cell>
            <table:table table:is-sub-table="true">
              <table:table-column table:style-name="Таблица2.A13.1"/>
              <table:table-column table:style-name="Таблица2.A13.2"/>
              <table:table-column table:style-name="Таблица2.A13.3"/>
              <table:table-row>
                <table:table-cell table:style-name="Таблица2.A2" table:number-columns-spanned="3" office:value-type="string">
                  <text:p text:style-name="P2">dependencies</text:p>
                </table:table-cell>
                <table:covered-table-cell/>
                <table:covered-table-cell/>
              </table:table-row>
              <table:table-row>
                <table:table-cell table:style-name="Таблица2.A2" office:value-type="string">
                  <text:p text:style-name="P2"/>
                </table:table-cell>
                <table:table-cell table:style-name="Таблица2.A2" table:number-columns-spanned="2" office:value-type="string">
                  <text:p text:style-name="P2">dep</text:p>
                </table:table-cell>
                <table:covered-table-cell/>
              </table:table-row>
              <table:table-row>
                <table:table-cell table:style-name="Таблица2.A2" table:number-columns-spanned="2" office:value-type="string">
                  <text:p text:style-name="P2"/>
                </table:table-cell>
                <table:covered-table-cell/>
                <table:table-cell>
                  <table:table table:is-sub-table="true">
                    <table:table-column table:style-name="Таблица2.A13.3"/>
                    <table:table-row>
                      <table:table-cell table:style-name="Таблица2.A2" office:value-type="string">
                        <text:p text:style-name="P2">name</text:p>
                      </table:table-cell>
                    </table:table-row>
                    <table:table-row table:style-name="Таблица2.A13.3.3.2">
                      <table:table-cell table:style-name="Таблица2.A2" office:value-type="string">
                        <text:p text:style-name="P2">condition</text:p>
                      </table:table-cell>
                    </table:table-row>
                    <table:table-row>
                      <table:table-cell table:style-name="Таблица2.A2" office:value-type="string">
                        <text:p text:style-name="P2">version</text:p>
                      </table:table-cell>
                    </table:table-row>
                  </table:table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2">Зависимости: (опционально)</text:p>
                </table:table-cell>
              </table:table-row>
              <table:table-row>
                <table:table-cell table:style-name="Таблица2.A2" office:value-type="string">
                  <text:p text:style-name="P2"><text:s text:c="2"/>зависимость</text:p>
                </table:table-cell>
              </table:table-row>
              <table:table-row>
                <table:table-cell table:style-name="Таблица2.A2" office:value-type="string">
                  <text:p text:style-name="P2"><text:s text:c="5"/>имя требуемого пакета</text:p>
                </table:table-cell>
              </table:table-row>
              <table:table-row>
                <table:table-cell table:style-name="Таблица2.A2" office:value-type="string">
                  <text:p text:style-name="P2"><text:s text:c="5"/>требования к версии</text:p>
                  <text:p text:style-name="P2"><text:s text:c="5"/>(подробнее ниже)</text:p>
                  <text:p text:style-name="P2"><text:s text:c="5"/>(опционально)</text:p>
                </table:table-cell>
              </table:table-row>
              <table:table-row>
                <table:table-cell table:style-name="Таблица2.A2" office:value-type="string">
                  <text:p text:style-name="P2"><text:s text:c="5"/>версия (опционально)</text:p>
                </table:table-cell>
              </table:table-row>
            </table:table>
          </table:table-cell>
          <table:table-cell table:style-name="Таблица2.C2" office:value-type="string">
            <text:p text:style-name="P3">&lt;dependencies&gt;</text:p>
            <text:p text:style-name="P3"><text:tab/>&lt;dep&gt;</text:p>
            <text:p text:style-name="P3"><text:tab/><text:tab/>&lt;name&gt;</text:p>
            <text:p text:style-name="P3"><text:s text:c="15"/>curl</text:p>
            <text:p text:style-name="P3"><text:s text:c="12"/>&lt;/name&gt;</text:p>
            <text:p text:style-name="P3"><text:s text:c="12"/>&lt;condition&gt;</text:p>
            <text:p text:style-name="P3"><text:s text:c="16"/>atleast</text:p>
            <text:p text:style-name="P3"><text:s text:c="12"/>&lt;/condition&gt;</text:p>
            <text:p text:style-name="P3"><text:s text:c="12"/>&lt;version&gt;</text:p>
            <text:p text:style-name="P3"><text:s text:c="16"/>1.0</text:p>
            <text:p text:style-name="P3"><text:s text:c="12"/>&lt;/version&gt;</text:p>
            <text:p text:style-name="P3"><text:tab/>&lt;/dep&gt;</text:p>
            <text:p text:style-name="P3">&lt;/dependencies&gt;</text:p>
          </table:table-cell>
        </table:table-row>
        <table:table-row table:style-name="Таблица2.14">
          <table:table-cell>
            <table:table table:is-sub-table="true">
              <table:table-column table:style-name="Таблица2.A14.1"/>
              <table:table-column table:style-name="Таблица2.A14.2"/>
              <table:table-column table:style-name="Таблица2.A14.3"/>
              <table:table-row table:style-name="Таблица2.A14.1">
                <table:table-cell table:style-name="Таблица2.A2" table:number-columns-spanned="3" office:value-type="string">
                  <text:p text:style-name="P2">suggests</text:p>
                </table:table-cell>
                <table:covered-table-cell/>
                <table:covered-table-cell/>
              </table:table-row>
              <table:table-row table:style-name="Таблица2.14">
                <table:table-cell table:style-name="Таблица2.A2" office:value-type="string">
                  <text:p text:style-name="P2"/>
                </table:table-cell>
                <table:table-cell table:style-name="Таблица2.A2" table:number-columns-spanned="2" office:value-type="string">
                  <text:p text:style-name="P2">suggest</text:p>
                </table:table-cell>
                <table:covered-table-cell/>
              </table:table-row>
              <table:table-row table:style-name="Таблица2.14">
                <table:table-cell table:style-name="Таблица2.A2" table:number-columns-spanned="2" office:value-type="string">
                  <text:p text:style-name="P2"><text:s text:c="44"/></text:p>
                </table:table-cell>
                <table:covered-table-cell/>
                <table:table-cell>
                  <table:table table:is-sub-table="true">
                    <table:table-column table:style-name="Таблица2.A14.3"/>
                    <table:table-row table:style-name="Таблица2.14">
                      <table:table-cell table:style-name="Таблица2.A2" office:value-type="string">
                        <text:p text:style-name="P2">name</text:p>
                      </table:table-cell>
                    </table:table-row>
                    <table:table-row table:style-name="Таблица2.A14.3.3.2">
                      <table:table-cell table:style-name="Таблица2.A2" office:value-type="string">
                        <text:p text:style-name="P2">condition</text:p>
                      </table:table-cell>
                    </table:table-row>
                    <table:table-row table:style-name="Таблица2.14">
                      <table:table-cell table:style-name="Таблица2.A2" office:value-type="string">
                        <text:p text:style-name="P2">version</text:p>
                      </table:table-cell>
                    </table:table-row>
                  </table:table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 table:style-name="Таблица2.14">
                <table:table-cell table:style-name="Таблица2.A2" office:value-type="string">
                  <text:p text:style-name="P2">Рекомендации – или, иначе говоря, мягкие зависимости: (опционально)</text:p>
                </table:table-cell>
              </table:table-row>
              <table:table-row table:style-name="Таблица2.14">
                <table:table-cell table:style-name="Таблица2.A2" office:value-type="string">
                  <text:p text:style-name="P2"><text:s text:c="2"/>рекомендация</text:p>
                </table:table-cell>
              </table:table-row>
              <table:table-row table:style-name="Таблица2.14">
                <table:table-cell table:style-name="Таблица2.A2" office:value-type="string">
                  <text:p text:style-name="P2"><text:s text:c="5"/>имя рекомендуемого пакета</text:p>
                </table:table-cell>
              </table:table-row>
              <table:table-row table:style-name="Таблица2.14">
                <table:table-cell table:style-name="Таблица2.A2" office:value-type="string">
                  <text:p text:style-name="P2"><text:s text:c="5"/>требования к версии</text:p>
                  <text:p text:style-name="P2"><text:s text:c="5"/>(подробнее ниже)</text:p>
                  <text:p text:style-name="P2"><text:s text:c="5"/>(опционально)</text:p>
                </table:table-cell>
              </table:table-row>
              <table:table-row table:style-name="Таблица2.14">
                <table:table-cell table:style-name="Таблица2.A2" office:value-type="string">
                  <text:p text:style-name="P2"><text:s text:c="5"/>версия (опционально)</text:p>
                </table:table-cell>
              </table:table-row>
            </table:table>
          </table:table-cell>
          <table:table-cell table:style-name="Таблица2.C2" office:value-type="string">
            <text:p text:style-name="P3">&lt;suggests&gt;</text:p>
            <text:p text:style-name="P3"><text:tab/>&lt;suggest&gt;</text:p>
            <text:p text:style-name="P3"><text:tab/><text:tab/>&lt;name&gt;bash&lt;/name&gt;</text:p>
            <text:p text:style-name="P3"><text:tab/>&lt;/suggest&gt;</text:p>
            <text:p text:style-name="P3"><text:tab/>&lt;suggest&gt;</text:p>
            <text:p text:style-name="P3"><text:tab/><text:tab/>&lt;name&gt;kernel&lt;/name&gt;</text:p>
            <text:p text:style-name="P3">&lt;condition&gt;atleast&lt;/condition&gt;</text:p>
            <text:p text:style-name="P3"><text:tab/>&lt;version&gt;2.6&lt;/condition&gt;</text:p>
            <text:p text:style-name="P3"><text:tab/>&lt;/suggest&gt;</text:p>
            <text:p text:style-name="P3">&lt;suggests&gt;</text:p>
          </table:table-cell>
        </table:table-row>
      </table:table>
      <text:p text:style-name="P15"/>
      <text:p text:style-name="P15"><text:span text:style-name="T1">Обязательными параметрами</text:span> являются имя, версия, архитектура и билд. Без них файл считается некорректным и обрабатываться не будет. Все остальные параметры при желании можно опустить.</text:p>
      <text:p text:style-name="P15"><text:span text:style-name="T1">Требования к версии</text:span> задаются ключевыми словами. Проще было бы обозначать их общепринятыми математическими знаками (&gt;=, &lt;=, !=, ==, &gt;, &lt;...), но они пересекаются с форматом XML, и это очень усложнит ручное написание файла. Поэтому были введены ключевые слова (keywords), которые заменяют эти знаки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9">Ключевое слово</text:p>
          </table:table-cell>
          <table:table-cell table:style-name="Таблица3.A1" office:value-type="string">
            <text:p text:style-name="P9">Знак</text:p>
          </table:table-cell>
          <table:table-cell table:style-name="Таблица3.C1" office:value-type="string">
            <text:p text:style-name="P9">Описание</text:p>
          </table:table-cell>
        </table:table-row>
        <table:table-row>
          <table:table-cell table:style-name="Таблица3.A2" office:value-type="string">
            <text:p text:style-name="P2">more</text:p>
          </table:table-cell>
          <table:table-cell table:style-name="Таблица3.A2" office:value-type="string">
            <text:p text:style-name="P2">&gt;</text:p>
          </table:table-cell>
          <table:table-cell table:style-name="Таблица3.C2" office:value-type="string">
            <text:p text:style-name="P2">Требуется версия больше чем указанная</text:p>
          </table:table-cell>
        </table:table-row>
        <table:table-row>
          <table:table-cell table:style-name="Таблица3.A2" office:value-type="string">
            <text:p text:style-name="P2">less</text:p>
          </table:table-cell>
          <table:table-cell table:style-name="Таблица3.A2" office:value-type="string">
            <text:p text:style-name="P2">&lt;</text:p>
          </table:table-cell>
          <table:table-cell table:style-name="Таблица3.C2" office:value-type="string">
            <text:p text:style-name="P2">Требуется версия меньше чем указанная</text:p>
          </table:table-cell>
        </table:table-row>
        <table:table-row>
          <table:table-cell table:style-name="Таблица3.A2" office:value-type="string">
            <text:p text:style-name="P2">equal</text:p>
          </table:table-cell>
          <table:table-cell table:style-name="Таблица3.A2" office:value-type="string">
            <text:p text:style-name="P2">=</text:p>
          </table:table-cell>
          <table:table-cell table:style-name="Таблица3.C2" office:value-type="string">
            <text:p text:style-name="P2">Требуется точно указанная версия</text:p>
          </table:table-cell>
        </table:table-row>
        <table:table-row>
          <table:table-cell table:style-name="Таблица3.A2" office:value-type="string">
            <text:p text:style-name="P2">notequal</text:p>
          </table:table-cell>
          <table:table-cell table:style-name="Таблица3.A2" office:value-type="string">
            <text:p text:style-name="P2">!=</text:p>
          </table:table-cell>
          <table:table-cell table:style-name="Таблица3.C2" office:value-type="string">
            <text:p text:style-name="P2">Требуется любая версия кроме указанной</text:p>
          </table:table-cell>
        </table:table-row>
        <table:table-row>
          <table:table-cell table:style-name="Таблица3.A2" office:value-type="string">
            <text:p text:style-name="P2">atleast</text:p>
          </table:table-cell>
          <table:table-cell table:style-name="Таблица3.A2" office:value-type="string">
            <text:p text:style-name="P2">&gt;=</text:p>
          </table:table-cell>
          <table:table-cell table:style-name="Таблица3.C2" office:value-type="string">
            <text:p text:style-name="P2">Требуется версия не менее указанной</text:p>
          </table:table-cell>
        </table:table-row>
        <table:table-row>
          <table:table-cell table:style-name="Таблица3.A2" office:value-type="string">
            <text:p text:style-name="P2">notmore</text:p>
          </table:table-cell>
          <table:table-cell table:style-name="Таблица3.A2" office:value-type="string">
            <text:p text:style-name="P2">&lt;=</text:p>
          </table:table-cell>
          <table:table-cell table:style-name="Таблица3.C2" office:value-type="string">
            <text:p text:style-name="P2">Требуется версия не более указанной</text:p>
          </table:table-cell>
        </table:table-row>
        <table:table-row>
          <table:table-cell table:style-name="Таблица3.A2" office:value-type="string">
            <text:p text:style-name="P2">any</text:p>
          </table:table-cell>
          <table:table-cell table:style-name="Таблица3.A2" office:value-type="string">
            <text:p text:style-name="P2">(любой)</text:p>
          </table:table-cell>
          <table:table-cell table:style-name="Таблица3.C2" office:value-type="string">
            <text:p text:style-name="P2">Любая версия подходит. </text:p>
            <text:p text:style-name="P2">(<text:span text:style-name="T3">Данный вид соотношения можно не использовать: достаточно просто указать только имя</text:span><text:span text:style-name="T4">)</text:span></text:p>
          </table:table-cell>
        </table:table-row>
      </table:table>
      <text:p text:style-name="P15"/>
      <text:p text:style-name="P15">В dependencies и suggests необязательно всегда указывать версию: если версия значения не имеет, ее можно просто опустить, указав только имя.</text:p>
      <text:p text:style-name="P15">Также, <text:span text:style-name="T1">можно комбинировать требования к версии</text:span>: в таком случае надо указать несколько зависимостей по одному пакету с разными данными. Например, нам требуется QT версии не ниже 4.0, но только не 4.1. Тогда мы указываем две зависимости: QT &gt;=4.0 и QT!=4.1</text:p>
      <text:p text:style-name="P15"/>
      <text:p text:style-name="P16"/>
      <text:p text:style-name="P17"><text:span text:style-name="T1">Пример файла</text:span> (на базе описания пакета samba-3.0.23c-i486-1.tgz):</text:p>
      <text:p text:style-name="P5">&lt;?xml version="1.0" encoding="utf-8"?&gt;</text:p>
      <text:p text:style-name="P5">&lt;package&gt;</text:p>
      <text:p text:style-name="P5"><text:tab/>&lt;name&gt;<text:tab/>samba&lt;/name&gt;</text:p>
      <text:p text:style-name="P5"><text:tab/>&lt;version&gt;3.0.23c&lt;/version&gt;</text:p>
      <text:p text:style-name="P5"><text:tab/>&lt;arch&gt;<text:tab/>i486&lt;/arch&gt;</text:p>
      <text:p text:style-name="P5"><text:tab/>&lt;build&gt;1&lt;/build&gt;</text:p>
      <text:p text:style-name="P5"><text:tab/>&lt;short_description lang="en"&gt;</text:p>
      <text:p text:style-name="P5"><text:tab/><text:tab/> samba (SMB file and print server)</text:p>
      <text:p text:style-name="P5"><text:tab/>&lt;/short_description&gt;</text:p>
      <text:p text:style-name="P5"><text:tab/>&lt;description lang="en"&gt;</text:p>
      <text:p text:style-name="P7"><text:tab/><text:tab/>Samba is an SMB file and print server for SMB and CIFS clients. <text:s/>It</text:p>
      <text:p text:style-name="P5"><text:tab/><text:tab/>allows you to make file space or printers on a Samba host available to</text:p>
      <text:p text:style-name="P5"><text:s/><text:tab/><text:tab/>any PCs running SMB clients (such as PCs running Windows).</text:p>
      <text:p text:style-name="P5"><text:tab/>&lt;/description&gt;</text:p>
      <text:p text:style-name="P5"><text:tab/>&lt;changelog lang="en"&gt;</text:p>
      <text:p text:style-name="P5"><text:tab/><text:tab/>12.01.2007</text:p>
      <text:p text:style-name="P5"><text:tab/><text:tab/><text:tab/>Bugfixes</text:p>
      <text:p text:style-name="P5"><text:tab/>&lt;/changelog&gt;</text:p>
      <text:p text:style-name="P5"><text:tab/>&lt;tags&gt;</text:p>
      <text:p text:style-name="P5"><text:tab/><text:tab/>&lt;tag&gt;windows<text:tab/>&lt;/tag&gt;</text:p>
      <text:p text:style-name="P5"><text:tab/><text:tab/>&lt;tag&gt;server&lt;/tag&gt;</text:p>
      <text:p text:style-name="P5"><text:tab/>&lt;/tags&gt;</text:p>
      <text:p text:style-name="P5"><text:tab/>&lt;maintainer&gt;</text:p>
      <text:p text:style-name="P5"><text:tab/><text:tab/>&lt;name&gt;<text:tab/>AiX&lt;/name&gt;</text:p>
      <text:p text:style-name="P5"><text:tab/><text:tab/>&lt;email&gt;i27249@gmail.com&lt;/email&gt;</text:p>
      <text:p text:style-name="P5"><text:tab/>&lt;/maintainer&gt;</text:p>
      <text:p text:style-name="P5"><text:tab/>&lt;configfiles&gt;</text:p>
      <text:p text:style-name="P5"><text:tab/><text:tab/>&lt;conffile&gt;/etc/rc.d/rc.samba&lt;/conffile&gt;</text:p>
      <text:p text:style-name="P5"><text:tab/><text:tab/>&lt;conffile&gt;/etc/samba/smb.conf&lt;/conffile&gt;</text:p>
      <text:p text:style-name="P5"><text:tab/>&lt;/configfiles&gt;</text:p>
      <text:p text:style-name="P5"><text:tab/>&lt;dependencies&gt;</text:p>
      <text:p text:style-name="P5"><text:tab/><text:tab/>&lt;dep&gt;</text:p>
      <text:p text:style-name="P5"><text:tab/><text:tab/><text:tab/>&lt;name&gt;perl&lt;/name&gt;</text:p>
      <text:p text:style-name="P5"><text:tab/><text:tab/>&lt;/dep&gt;</text:p>
      <text:p text:style-name="P5"><text:tab/><text:tab/>&lt;dep&gt;</text:p>
      <text:p text:style-name="P5"><text:tab/><text:tab/><text:tab/>&lt;name&gt;curl&lt;/name&gt;</text:p>
      <text:p text:style-name="P5"><text:tab/><text:tab/><text:tab/>&lt;condition&gt;atleast&lt;/condition&gt;</text:p>
      <text:p text:style-name="P5"><text:tab/><text:tab/><text:tab/>&lt;version&gt;1.0&lt;/version&gt;</text:p>
      <text:p text:style-name="P5"><text:tab/><text:tab/>&lt;/dep&gt;</text:p>
      <text:p text:style-name="P5"><text:tab/>&lt;/dependencies&gt;</text:p>
      <text:p text:style-name="P5"><text:tab/>&lt;suggests&gt;</text:p>
      <text:p text:style-name="P5"><text:tab/><text:tab/>&lt;suggest&gt;</text:p>
      <text:p text:style-name="P5"><text:tab/><text:tab/><text:tab/>&lt;name&gt;bash&lt;/name&gt;</text:p>
      <text:p text:style-name="P5"><text:tab/><text:tab/>&lt;/suggest&gt;</text:p>
      <text:p text:style-name="P5"><text:tab/><text:tab/>&lt;suggest&gt;</text:p>
      <text:p text:style-name="P5"><text:tab/><text:tab/><text:tab/>&lt;name&gt;kernel&lt;/name&gt;</text:p>
      <text:p text:style-name="P5"><text:tab/><text:tab/><text:tab/>&lt;condition&gt;atleast&lt;/condition&gt;</text:p>
      <text:p text:style-name="P5"><text:tab/><text:tab/><text:tab/>&lt;version&gt;2.6&lt;/condition&gt;</text:p>
      <text:p text:style-name="P5"><text:tab/><text:tab/>&lt;/suggest&gt;</text:p>
      <text:p text:style-name="P5"><text:tab/>&lt;suggests&gt;</text:p>
      <text:p text:style-name="P6">&lt;/package&gt;</text:p>
      <text:p text:style-name="P4"/>
      <text:h text:style-name="P10" text:outline-level="2">Заключение</text:h>
      <text:p text:style-name="P14">Формат файла разрабатывался с целью обеспечения максимально возможной совместимости со старым форматом (Slackware pkgtools), при этом расширяя функциональность, и делая описание данных более четким. При наличии корректно составленного data.xml пакет можно собрать, вызвав утилиту buildpkg без параметров из корневой директории с пакетом. Имя будет сгенерировано автоматически.</text:p>
      <text:p text:style-name="P14">Прямое редактирование (а в особенности – написание с нуля) xml-структуры многим может показаться неудобным и сложным, для этого разработана утилита packagebuilder, позволяющая визуально составить полное описание пакета. Кроме самого data.xml, она сгенерирует файлы slack-* для совместимости со старыми системами.</text:p>
      <text:p text:style-name="P14"><text:span text:style-name="T1">В системе реализован режим совместимости с форматом пакетов slackware</text:span>. Если пакет не содержит data.xml либо данный файл некорректен, то пакет рассматривается как пакет старого формата. В данном случае обрабатывается имя файла и описание в стандартном для slackware виде (install/slack-desc)<text:span text:style-name="T3">.</text:span></text:p>
      <text:h text:style-name="P12" text:outline-level="1">Спецификация индекса репозитория</text:h>
      <text:p text:style-name="P13">Индекс репозитория представляет собой xml-файл, сжатый gzip.</text:p>
      <text:p text:style-name="P13">Структура XML очень проста: корневая нода – это &lt;repository&gt;</text:p>
      <text:p text:style-name="P13">Ветками этой ноды являются корневые ноды xml-описаний всех пакетов в репозитории, в которые добавлены следующие данные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3">compressed_size</text:p>
          </table:table-cell>
          <table:table-cell table:style-name="Таблица4.B1" office:value-type="string">
            <text:p text:style-name="P13">размер пакета (в байтах)</text:p>
          </table:table-cell>
        </table:table-row>
        <table:table-row>
          <table:table-cell table:style-name="Таблица4.A2" office:value-type="string">
            <text:p text:style-name="P13">installed_size</text:p>
          </table:table-cell>
          <table:table-cell table:style-name="Таблица4.B2" office:value-type="string">
            <text:p text:style-name="P13">размер пакета после распаковки (в байтах), то есть – сколько он займет места после установки.</text:p>
          </table:table-cell>
        </table:table-row>
        <table:table-row>
          <table:table-cell table:style-name="Таблица4.A2" office:value-type="string">
            <text:p text:style-name="P13">md5</text:p>
          </table:table-cell>
          <table:table-cell table:style-name="Таблица4.B2" office:value-type="string">
            <text:p text:style-name="P13">контрольная сумма пакета</text:p>
          </table:table-cell>
        </table:table-row>
        <table:table-row>
          <table:table-cell table:style-name="Таблица4.A2" office:value-type="string">
            <text:p text:style-name="P13">location</text:p>
          </table:table-cell>
          <table:table-cell table:style-name="Таблица4.B2" office:value-type="string">
            <text:p text:style-name="P13">местонахождение пакета относительно корня репозитория.</text:p>
          </table:table-cell>
        </table:table-row>
        <table:table-row>
          <table:table-cell table:style-name="Таблица4.A2" office:value-type="string">
            <text:p text:style-name="P13">filename</text:p>
          </table:table-cell>
          <table:table-cell table:style-name="Таблица4.B2" office:value-type="string">
            <text:p text:style-name="P13">имя файла</text:p>
          </table:table-cell>
        </table:table-row>
      </table:table>
      <text:p text:style-name="P13"/>
      <text:p text:style-name="P13">Файл индекса должен называться packages.xml.gz, и лежать в корне репозитория.</text:p>
      <text:p text:style-name="P13">Проиндексировать репозиторий можно командой mpkg index, которая все сгенерирует сам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Courier" svg:font-family="Courier" style:font-family-generic="modern" style:font-pitch="fixed"/>
    <style:font-face style:name="Cumberland AMT" svg:font-family="'Cumberland AMT'" style:font-family-generic="modern" style:font-pitch="fixed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ru" fo:country="RU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 AMT" fo:font-size="10pt" style:font-name-asian="Cumberland AMT" style:font-size-asian="10pt" style:font-name-complex="Cumberland AM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0.861cm" fo:margin-bottom="0.857cm" fo:margin-left="0.993cm" fo:margin-right="1.3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
  </meta:generator>
    <meta:creation-date>2007-01-26T12:08:01</meta:creation-date>
    <dc:date>2007-08-31T12:55:14</dc:date>
    <dc:language>ru-RU</dc:language>
    <meta:editing-cycles>47</meta:editing-cycles>
    <meta:editing-duration>PT4H40M50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5" meta:paragraph-count="253" meta:word-count="1128" meta:character-count="8768"/>
  </office:meta>
</office:document-meta>
</file>